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Table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Dataset 1</text:p>
          </table:table-cell>
          <table:table-cell office:value-type="string" calcext:value-type="string">
            <text:p>Attempt Rate</text:p>
          </table:table-cell>
          <table:table-cell office:value-type="string" calcext:value-type="string">
            <text:p>On Rate</text:p>
          </table:table-cell>
        </table:table-row>
        <table:table-row table:style-name="ro1">
          <table:table-cell office:value-type="string" calcext:value-type="string">
            <text:p>Fit \#1</text:p>
          </table:table-cell>
          <table:table-cell office:value-type="float" office:value="1.11649907" calcext:value-type="float">
            <text:p>1.11649907</text:p>
          </table:table-cell>
          <table:table-cell office:value-type="float" office:value="249.38672138" calcext:value-type="float">
            <text:p>249.38672138</text:p>
          </table:table-cell>
        </table:table-row>
        <table:table-row table:style-name="ro1">
          <table:table-cell office:value-type="string" calcext:value-type="string">
            <text:p>Fit \#2</text:p>
          </table:table-cell>
          <table:table-cell office:value-type="float" office:value="1.12996045" calcext:value-type="float">
            <text:p>1.12996045</text:p>
          </table:table-cell>
          <table:table-cell office:value-type="float" office:value="244.48142572" calcext:value-type="float">
            <text:p>244.48142572</text:p>
          </table:table-cell>
        </table:table-row>
        <table:table-row table:style-name="ro1">
          <table:table-cell office:value-type="string" calcext:value-type="string">
            <text:p>Fit \#3</text:p>
          </table:table-cell>
          <table:table-cell office:value-type="float" office:value="1.11686919" calcext:value-type="float">
            <text:p>1.11686919</text:p>
          </table:table-cell>
          <table:table-cell office:value-type="float" office:value="554.42517336" calcext:value-type="float">
            <text:p>554.42517336</text:p>
          </table:table-cell>
        </table:table-row>
        <table:table-row table:style-name="ro1">
          <table:table-cell office:value-type="string" calcext:value-type="string">
            <text:p>Fit \textbf{Average}</text:p>
          </table:table-cell>
          <table:table-cell table:formula="of:=AVERAGE([.B2:.B4];[.B6:.B8])" office:value-type="float" office:value="1.12110957" calcext:value-type="float">
            <text:p>1.12110957</text:p>
          </table:table-cell>
          <table:table-cell table:formula="of:=AVERAGE([.C2:.C4];[.C6:.C8])" office:value-type="float" office:value="349.43110682" calcext:value-type="float">
            <text:p>349.43110682</text:p>
          </table:table-cell>
        </table:table-row>
      </table:table>
      <table:table table:name="Log Values" table:style-name="ta1">
        <table:table-column table:style-name="co1" table:number-columns-repeated="3" table:default-cell-style-name="Default"/>
        <table:table-row table:style-name="ro1">
          <table:table-cell office:value-type="float" office:value="1.60695616" calcext:value-type="float">
            <text:p>1.60695616</text:p>
          </table:table-cell>
          <table:table-cell office:value-type="float" office:value="-5.77273071" calcext:value-type="float">
            <text:p>-5.77273071</text:p>
          </table:table-cell>
          <table:table-cell office:value-type="float" office:value="4.49324469" calcext:value-type="float">
            <text:p>4.49324469</text:p>
          </table:table-cell>
        </table:table-row>
        <table:table-row table:style-name="ro1">
          <table:table-cell office:value-type="float" office:value="-0.78962109" calcext:value-type="float">
            <text:p>-0.78962109</text:p>
          </table:table-cell>
          <table:table-cell office:value-type="float" office:value="1.03051128" calcext:value-type="float">
            <text:p>1.03051128</text:p>
          </table:table-cell>
          <table:table-cell office:value-type="float" office:value="1.57157083" calcext:value-type="float">
            <text:p>1.57157083</text:p>
          </table:table-cell>
        </table:table-row>
        <table:table-row table:style-name="ro1">
          <table:table-cell office:value-type="float" office:value="-0.78532621" calcext:value-type="float">
            <text:p>-0.78532621</text:p>
          </table:table-cell>
          <table:table-cell office:value-type="float" office:value="1.03708717" calcext:value-type="float">
            <text:p>1.03708717</text:p>
          </table:table-cell>
          <table:table-cell office:value-type="float" office:value="1.57166263" calcext:value-type="float">
            <text:p>1.57166263</text:p>
          </table:table-cell>
        </table:table-row>
        <table:table-row table:style-name="ro1">
          <table:table-cell office:value-type="float" office:value="-0.78345957" calcext:value-type="float">
            <text:p>-0.78345957</text:p>
          </table:table-cell>
          <table:table-cell office:value-type="float" office:value="1.01954082" calcext:value-type="float">
            <text:p>1.01954082</text:p>
          </table:table-cell>
          <table:table-cell office:value-type="float" office:value="1.58339699" calcext:value-type="float">
            <text:p>1.5833969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09">00/00/0000</text:date>, <text:time style:data-style-name="N2" text:time-value="14:32:27.19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6T17:41:54.472232674</meta:creation-date>
    <dc:date>2018-04-09T14:37:28.622000000</dc:date>
    <meta:editing-duration>PT7M57S</meta:editing-duration>
    <meta:editing-cycles>4</meta:editing-cycles>
    <meta:generator>LibreOffice/5.3.2.2$Windows_X86_64 LibreOffice_project/6cd4f1ef626f15116896b1d8e1398b56da0d0ee1</meta:generator>
    <meta:document-statistic meta:table-count="2" meta:cell-count="27" meta:object-count="0"/>
  </office:meta>
</office:document-meta>
</file>